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9cm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11cm"/>
    </style:style>
    <style:style style:name="gr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3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31cm"/>
    </style:style>
    <style:style style:name="gr11" style:family="graphic" style:parent-style-name="standard">
      <style:graphic-properties draw:marker-end="Arrow" draw:marker-end-width="0.20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7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9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339cm" svg:height="0.962cm" svg:x="2.066cm" svg:y="1.66cm">
          <draw:text-box>
            <text:p>Start with a instance with 10 elements:</text:p>
          </draw:text-box>
        </draw:frame>
        <draw:circle draw:style-name="gr2" draw:text-style-name="P2" draw:layer="layout" svg:width="0.508cm" svg:height="0.508cm" svg:x="2.535cm" svg:y="3.335cm">
          <text:p text:style-name="P1"><text:span text:style-name="T1">0</text:span></text:p>
        </draw:circle>
        <draw:circle draw:style-name="gr2" draw:text-style-name="P2" draw:layer="layout" svg:width="0.508cm" svg:height="0.508cm" svg:x="3.335cm" svg:y="3.335cm">
          <text:p text:style-name="P1"><text:span text:style-name="T1">1</text:span></text:p>
        </draw:circle>
        <draw:circle draw:style-name="gr2" draw:text-style-name="P2" draw:layer="layout" svg:width="0.508cm" svg:height="0.508cm" svg:x="4.135cm" svg:y="3.335cm">
          <text:p text:style-name="P1"><text:span text:style-name="T1">2</text:span></text:p>
        </draw:circle>
        <draw:circle draw:style-name="gr2" draw:text-style-name="P2" draw:layer="layout" svg:width="0.508cm" svg:height="0.508cm" svg:x="4.935cm" svg:y="3.335cm">
          <text:p text:style-name="P1"><text:span text:style-name="T1">3</text:span></text:p>
        </draw:circle>
        <draw:circle draw:style-name="gr2" draw:text-style-name="P2" draw:layer="layout" svg:width="0.508cm" svg:height="0.508cm" svg:x="5.735cm" svg:y="3.335cm">
          <text:p text:style-name="P1"><text:span text:style-name="T1">4</text:span></text:p>
        </draw:circle>
        <draw:circle draw:style-name="gr2" draw:text-style-name="P2" draw:layer="layout" svg:width="0.508cm" svg:height="0.508cm" svg:x="6.535cm" svg:y="3.335cm">
          <text:p text:style-name="P1"><text:span text:style-name="T1">5</text:span></text:p>
        </draw:circle>
        <draw:circle draw:style-name="gr2" draw:text-style-name="P2" draw:layer="layout" svg:width="0.508cm" svg:height="0.508cm" svg:x="7.335cm" svg:y="3.335cm">
          <text:p text:style-name="P1"><text:span text:style-name="T1">6</text:span></text:p>
        </draw:circle>
        <draw:circle draw:style-name="gr2" draw:text-style-name="P2" draw:layer="layout" svg:width="0.508cm" svg:height="0.508cm" svg:x="8.135cm" svg:y="3.335cm">
          <text:p text:style-name="P1"><text:span text:style-name="T1">7</text:span></text:p>
        </draw:circle>
        <draw:circle draw:style-name="gr2" draw:text-style-name="P2" draw:layer="layout" svg:width="0.508cm" svg:height="0.508cm" svg:x="8.935cm" svg:y="3.335cm">
          <text:p text:style-name="P1"><text:span text:style-name="T1">8</text:span></text:p>
        </draw:circle>
        <draw:circle draw:style-name="gr2" draw:text-style-name="P2" draw:layer="layout" svg:width="0.508cm" svg:height="0.508cm" svg:x="9.735cm" svg:y="3.335cm">
          <text:p text:style-name="P1"><text:span text:style-name="T1">9</text:span></text:p>
        </draw:circle>
      </draw:page>
      <draw:page draw:name="page2" draw:style-name="dp1" draw:master-page-name="Default">
        <draw:frame draw:style-name="gr1" draw:text-style-name="P3" draw:layer="layout" svg:width="11.339cm" svg:height="0.962cm" svg:x="2.066cm" svg:y="1.66cm">
          <draw:text-box>
            <text:p><text:span text:style-name="T2">Start with a instance with 10 elements:</text:span></text:p>
          </draw:text-box>
        </draw:frame>
        <draw:circle draw:style-name="gr2" draw:text-style-name="P2" draw:layer="layout" svg:width="0.508cm" svg:height="0.508cm" svg:x="2.535cm" svg:y="3.335cm">
          <text:p text:style-name="P1"><text:span text:style-name="T1">0</text:span></text:p>
        </draw:circle>
        <draw:circle draw:style-name="gr2" draw:text-style-name="P2" draw:layer="layout" svg:width="0.508cm" svg:height="0.508cm" svg:x="3.335cm" svg:y="3.335cm">
          <text:p text:style-name="P1"><text:span text:style-name="T1">1</text:span></text:p>
        </draw:circle>
        <draw:circle draw:style-name="gr2" draw:text-style-name="P2" draw:layer="layout" svg:width="0.508cm" svg:height="0.508cm" svg:x="4.135cm" svg:y="3.335cm">
          <text:p text:style-name="P1"><text:span text:style-name="T1">2</text:span></text:p>
        </draw:circle>
        <draw:circle draw:style-name="gr2" draw:text-style-name="P2" draw:layer="layout" svg:width="0.508cm" svg:height="0.508cm" svg:x="4.935cm" svg:y="3.335cm">
          <text:p text:style-name="P1"><text:span text:style-name="T1">3</text:span></text:p>
        </draw:circle>
        <draw:circle draw:style-name="gr2" draw:text-style-name="P2" draw:layer="layout" svg:width="0.508cm" svg:height="0.508cm" svg:x="5.735cm" svg:y="3.335cm">
          <text:p text:style-name="P1"><text:span text:style-name="T1">4</text:span></text:p>
        </draw:circle>
        <draw:circle draw:style-name="gr2" draw:text-style-name="P2" draw:layer="layout" svg:width="0.508cm" svg:height="0.508cm" svg:x="6.535cm" svg:y="3.335cm">
          <text:p text:style-name="P1"><text:span text:style-name="T1">5</text:span></text:p>
        </draw:circle>
        <draw:circle draw:style-name="gr2" draw:text-style-name="P2" draw:layer="layout" svg:width="0.508cm" svg:height="0.508cm" svg:x="7.335cm" svg:y="3.335cm">
          <text:p text:style-name="P1"><text:span text:style-name="T1">6</text:span></text:p>
        </draw:circle>
        <draw:circle draw:style-name="gr2" draw:text-style-name="P2" draw:layer="layout" svg:width="0.508cm" svg:height="0.508cm" svg:x="8.135cm" svg:y="3.335cm">
          <text:p text:style-name="P1"><text:span text:style-name="T1">7</text:span></text:p>
        </draw:circle>
        <draw:circle draw:style-name="gr2" draw:text-style-name="P2" draw:layer="layout" svg:width="0.508cm" svg:height="0.508cm" svg:x="8.935cm" svg:y="3.335cm">
          <text:p text:style-name="P1"><text:span text:style-name="T1">8</text:span></text:p>
        </draw:circle>
        <draw:circle draw:style-name="gr2" draw:text-style-name="P2" draw:layer="layout" svg:width="0.508cm" svg:height="0.508cm" svg:x="9.735cm" svg:y="3.335cm">
          <text:p text:style-name="P1"><text:span text:style-name="T1">9</text:span></text:p>
        </draw:circle>
        <draw:frame draw:style-name="gr3" draw:text-style-name="P3" draw:layer="layout" svg:width="4.773cm" svg:height="1.673cm" svg:x="1.873cm" svg:y="4.396cm">
          <draw:text-box>
            <text:p><text:span text:style-name="T2">What is find(2):</text:span></text:p>
            <text:p><text:span text:style-name="T2">find(7):</text:span></text:p>
          </draw:text-box>
        </draw:frame>
      </draw:page>
      <draw:page draw:name="page3" draw:style-name="dp1" draw:master-page-name="Default">
        <draw:frame draw:style-name="gr1" draw:text-style-name="P3" draw:layer="layout" svg:width="11.339cm" svg:height="0.962cm" svg:x="2.066cm" svg:y="1.66cm">
          <draw:text-box>
            <text:p><text:span text:style-name="T2">Start with a instance with 10 elements:</text:span></text:p>
          </draw:text-box>
        </draw:frame>
        <draw:circle draw:style-name="gr2" draw:text-style-name="P2" draw:layer="layout" svg:width="0.508cm" svg:height="0.508cm" svg:x="2.535cm" svg:y="3.335cm">
          <text:p text:style-name="P1"><text:span text:style-name="T1">0</text:span></text:p>
        </draw:circle>
        <draw:circle draw:style-name="gr2" draw:text-style-name="P2" draw:layer="layout" svg:width="0.508cm" svg:height="0.508cm" svg:x="3.335cm" svg:y="3.335cm">
          <text:p text:style-name="P1"><text:span text:style-name="T1">1</text:span></text:p>
        </draw:circle>
        <draw:circle draw:style-name="gr2" draw:text-style-name="P2" draw:layer="layout" svg:width="0.508cm" svg:height="0.508cm" svg:x="4.135cm" svg:y="3.335cm">
          <text:p text:style-name="P1"><text:span text:style-name="T1">2</text:span></text:p>
        </draw:circle>
        <draw:circle draw:style-name="gr2" draw:text-style-name="P2" draw:layer="layout" svg:width="0.508cm" svg:height="0.508cm" svg:x="4.935cm" svg:y="3.335cm">
          <text:p text:style-name="P1"><text:span text:style-name="T1">3</text:span></text:p>
        </draw:circle>
        <draw:circle draw:style-name="gr2" draw:text-style-name="P2" draw:layer="layout" svg:width="0.508cm" svg:height="0.508cm" svg:x="5.735cm" svg:y="3.335cm">
          <text:p text:style-name="P1"><text:span text:style-name="T1">4</text:span></text:p>
        </draw:circle>
        <draw:circle draw:style-name="gr2" draw:text-style-name="P2" draw:layer="layout" svg:width="0.508cm" svg:height="0.508cm" svg:x="6.535cm" svg:y="3.335cm">
          <text:p text:style-name="P1"><text:span text:style-name="T1">5</text:span></text:p>
        </draw:circle>
        <draw:circle draw:style-name="gr2" draw:text-style-name="P2" draw:layer="layout" svg:width="0.508cm" svg:height="0.508cm" svg:x="7.335cm" svg:y="3.335cm">
          <text:p text:style-name="P1"><text:span text:style-name="T1">6</text:span></text:p>
        </draw:circle>
        <draw:circle draw:style-name="gr2" draw:text-style-name="P2" draw:layer="layout" svg:width="0.508cm" svg:height="0.508cm" svg:x="8.135cm" svg:y="3.335cm">
          <text:p text:style-name="P1"><text:span text:style-name="T1">7</text:span></text:p>
        </draw:circle>
        <draw:circle draw:style-name="gr2" draw:text-style-name="P2" draw:layer="layout" svg:width="0.508cm" svg:height="0.508cm" svg:x="8.935cm" svg:y="3.335cm">
          <text:p text:style-name="P1"><text:span text:style-name="T1">8</text:span></text:p>
        </draw:circle>
        <draw:circle draw:style-name="gr2" draw:text-style-name="P2" draw:layer="layout" svg:width="0.508cm" svg:height="0.508cm" svg:x="9.735cm" svg:y="3.335cm">
          <text:p text:style-name="P1"><text:span text:style-name="T1">9</text:span></text:p>
        </draw:circle>
        <draw:frame draw:style-name="gr4" draw:text-style-name="P3" draw:layer="layout" svg:width="12.711cm" svg:height="0.962cm" svg:x="1.873cm" svg:y="5.896cm">
          <draw:text-box>
            <text:p><text:span text:style-name="T2">Perform Union(0,1), Union(2,3), Union(4,5).</text:span></text:p>
          </draw:text-box>
        </draw:frame>
      </draw:page>
      <draw:page draw:name="page4" draw:style-name="dp1" draw:master-page-name="Default">
        <draw:frame draw:style-name="gr1" draw:text-style-name="P3" draw:layer="layout" svg:width="11.339cm" svg:height="0.962cm" svg:x="2.066cm" svg:y="1.66cm">
          <draw:text-box>
            <text:p><text:span text:style-name="T2">Start with a instance with 10 elements:</text:span></text:p>
          </draw:text-box>
        </draw:frame>
        <draw:circle draw:style-name="gr2" draw:text-style-name="P2" draw:layer="layout" svg:width="0.508cm" svg:height="0.508cm" svg:x="2.535cm" svg:y="3.335cm">
          <text:p text:style-name="P1"><text:span text:style-name="T1">0</text:span></text:p>
        </draw:circle>
        <draw:circle draw:style-name="gr2" draw:text-style-name="P2" draw:layer="layout" svg:width="0.508cm" svg:height="0.508cm" svg:x="2.535cm" svg:y="4.535cm">
          <text:p text:style-name="P1"><text:span text:style-name="T1">1</text:span></text:p>
        </draw:circle>
        <draw:circle draw:style-name="gr2" draw:text-style-name="P2" draw:layer="layout" svg:width="0.508cm" svg:height="0.508cm" svg:x="4.135cm" svg:y="3.335cm">
          <text:p text:style-name="P1"><text:span text:style-name="T1">2</text:span></text:p>
        </draw:circle>
        <draw:circle draw:style-name="gr2" draw:text-style-name="P2" draw:layer="layout" svg:width="0.508cm" svg:height="0.508cm" svg:x="4.135cm" svg:y="4.535cm">
          <text:p text:style-name="P1"><text:span text:style-name="T1">3</text:span></text:p>
        </draw:circle>
        <draw:circle draw:style-name="gr2" draw:text-style-name="P2" draw:layer="layout" svg:width="0.508cm" svg:height="0.508cm" svg:x="5.735cm" svg:y="3.335cm">
          <text:p text:style-name="P1"><text:span text:style-name="T1">4</text:span></text:p>
        </draw:circle>
        <draw:circle draw:style-name="gr2" draw:text-style-name="P2" draw:layer="layout" svg:width="0.508cm" svg:height="0.508cm" svg:x="5.735cm" svg:y="4.535cm">
          <text:p text:style-name="P1"><text:span text:style-name="T1">5</text:span></text:p>
        </draw:circle>
        <draw:circle draw:style-name="gr2" draw:text-style-name="P2" draw:layer="layout" svg:width="0.508cm" svg:height="0.508cm" svg:x="7.335cm" svg:y="3.335cm">
          <text:p text:style-name="P1"><text:span text:style-name="T1">6</text:span></text:p>
        </draw:circle>
        <draw:circle draw:style-name="gr2" draw:text-style-name="P2" draw:layer="layout" svg:width="0.508cm" svg:height="0.508cm" svg:x="8.135cm" svg:y="3.335cm">
          <text:p text:style-name="P1"><text:span text:style-name="T1">7</text:span></text:p>
        </draw:circle>
        <draw:circle draw:style-name="gr2" draw:text-style-name="P2" draw:layer="layout" svg:width="0.508cm" svg:height="0.508cm" svg:x="8.935cm" svg:y="3.335cm">
          <text:p text:style-name="P1"><text:span text:style-name="T1">8</text:span></text:p>
        </draw:circle>
        <draw:circle draw:style-name="gr2" draw:text-style-name="P2" draw:layer="layout" svg:width="0.508cm" svg:height="0.508cm" svg:x="9.735cm" svg:y="3.335cm">
          <text:p text:style-name="P1"><text:span text:style-name="T1">9</text:span></text:p>
        </draw:circle>
        <draw:line draw:style-name="gr5" draw:text-style-name="P1" draw:layer="layout" svg:x1="2.772cm" svg:y1="4.537cm" svg:x2="2.807cm" svg:y2="3.831cm">
          <text:p/>
        </draw:line>
        <draw:line draw:style-name="gr5" draw:text-style-name="P1" draw:layer="layout" svg:x1="4.375cm" svg:y1="4.538cm" svg:x2="4.41cm" svg:y2="3.832cm">
          <text:p/>
        </draw:line>
        <draw:line draw:style-name="gr6" draw:text-style-name="P1" draw:layer="layout" svg:x1="5.978cm" svg:y1="4.539cm" svg:x2="6.013cm" svg:y2="3.833cm">
          <text:p text:style-name="P1">`</text:p>
        </draw:line>
      </draw:page>
      <draw:page draw:name="page5" draw:style-name="dp1" draw:master-page-name="Default">
        <draw:frame draw:style-name="gr1" draw:text-style-name="P3" draw:layer="layout" svg:width="11.339cm" svg:height="0.962cm" svg:x="2.066cm" svg:y="1.66cm">
          <draw:text-box>
            <text:p><text:span text:style-name="T2">Start with a instance with 10 elements:</text:span></text:p>
          </draw:text-box>
        </draw:frame>
        <draw:circle draw:style-name="gr2" draw:text-style-name="P2" draw:layer="layout" svg:width="0.508cm" svg:height="0.508cm" svg:x="2.535cm" svg:y="3.335cm">
          <text:p text:style-name="P1"><text:span text:style-name="T1">0</text:span></text:p>
        </draw:circle>
        <draw:circle draw:style-name="gr2" draw:text-style-name="P2" draw:layer="layout" svg:width="0.508cm" svg:height="0.508cm" svg:x="2.535cm" svg:y="4.535cm">
          <text:p text:style-name="P1"><text:span text:style-name="T1">1</text:span></text:p>
        </draw:circle>
        <draw:circle draw:style-name="gr2" draw:text-style-name="P2" draw:layer="layout" svg:width="0.508cm" svg:height="0.508cm" svg:x="4.135cm" svg:y="3.335cm">
          <text:p text:style-name="P1"><text:span text:style-name="T1">2</text:span></text:p>
        </draw:circle>
        <draw:circle draw:style-name="gr2" draw:text-style-name="P2" draw:layer="layout" svg:width="0.508cm" svg:height="0.508cm" svg:x="4.135cm" svg:y="4.535cm">
          <text:p text:style-name="P1"><text:span text:style-name="T1">3</text:span></text:p>
        </draw:circle>
        <draw:circle draw:style-name="gr2" draw:text-style-name="P2" draw:layer="layout" svg:width="0.508cm" svg:height="0.508cm" svg:x="5.735cm" svg:y="3.335cm">
          <text:p text:style-name="P1"><text:span text:style-name="T1">4</text:span></text:p>
        </draw:circle>
        <draw:circle draw:style-name="gr2" draw:text-style-name="P2" draw:layer="layout" svg:width="0.508cm" svg:height="0.508cm" svg:x="5.735cm" svg:y="4.535cm">
          <text:p text:style-name="P1"><text:span text:style-name="T1">5</text:span></text:p>
        </draw:circle>
        <draw:circle draw:style-name="gr2" draw:text-style-name="P2" draw:layer="layout" svg:width="0.508cm" svg:height="0.508cm" svg:x="7.335cm" svg:y="3.335cm">
          <text:p text:style-name="P1"><text:span text:style-name="T1">6</text:span></text:p>
        </draw:circle>
        <draw:circle draw:style-name="gr2" draw:text-style-name="P2" draw:layer="layout" svg:width="0.508cm" svg:height="0.508cm" svg:x="8.135cm" svg:y="3.335cm">
          <text:p text:style-name="P1"><text:span text:style-name="T1">7</text:span></text:p>
        </draw:circle>
        <draw:circle draw:style-name="gr2" draw:text-style-name="P2" draw:layer="layout" svg:width="0.508cm" svg:height="0.508cm" svg:x="8.935cm" svg:y="3.335cm">
          <text:p text:style-name="P1"><text:span text:style-name="T1">8</text:span></text:p>
        </draw:circle>
        <draw:circle draw:style-name="gr2" draw:text-style-name="P2" draw:layer="layout" svg:width="0.508cm" svg:height="0.508cm" svg:x="9.735cm" svg:y="3.335cm">
          <text:p text:style-name="P1"><text:span text:style-name="T1">9</text:span></text:p>
        </draw:circle>
        <draw:line draw:style-name="gr5" draw:text-style-name="P1" draw:layer="layout" svg:x1="2.772cm" svg:y1="4.537cm" svg:x2="2.807cm" svg:y2="3.831cm">
          <text:p/>
        </draw:line>
        <draw:line draw:style-name="gr5" draw:text-style-name="P1" draw:layer="layout" svg:x1="4.375cm" svg:y1="4.538cm" svg:x2="4.41cm" svg:y2="3.832cm">
          <text:p/>
        </draw:line>
        <draw:line draw:style-name="gr6" draw:text-style-name="P4" draw:layer="layout" svg:x1="5.978cm" svg:y1="4.539cm" svg:x2="6.013cm" svg:y2="3.833cm">
          <text:p text:style-name="P1"><text:span text:style-name="T2">`</text:span></text:p>
        </draw:line>
        <draw:frame draw:style-name="gr7" draw:text-style-name="P3" draw:layer="layout" svg:width="4.947cm" svg:height="1.673cm" svg:x="2.067cm" svg:y="5.76cm">
          <draw:text-box>
            <text:p><text:span text:style-name="T2">What is find(3)?</text:span></text:p>
            <text:p><text:span text:style-name="T2">find(2)?</text:span></text:p>
          </draw:text-box>
        </draw:frame>
      </draw:page>
      <draw:page draw:name="page6" draw:style-name="dp1" draw:master-page-name="Default">
        <draw:frame draw:style-name="gr8" draw:layer="layout" svg:width="8.689cm" svg:height="2.384cm" svg:x="2.386cm" svg:y="1.828cm">
          <draw:text-box>
            <text:p>Three variants of Union Find:</text:p>
            <text:p/>
            <text:p/>
          </draw:text-box>
        </draw:frame>
      </draw:page>
      <draw:page draw:name="page7" draw:style-name="dp1" draw:master-page-name="Default">
        <draw:frame draw:style-name="gr9" draw:text-style-name="P3" draw:layer="layout" svg:width="17.867cm" svg:height="6.65cm" svg:x="2.386cm" svg:y="1.828cm">
          <draw:text-box>
            <text:p><text:span text:style-name="T2">Three variants of Union Find:</text:span></text:p>
            <text:p><text:span text:style-name="T2"/></text:p>
            <text:p><text:span text:style-name="T2">- Union by size: Set with more elements is parent of the other.</text:span></text:p>
            <text:p><text:span text:style-name="T2"/></text:p>
            <text:p><text:span text:style-name="T2">- Union by height: Set with larger depth is parent of the other.</text:span></text:p>
            <text:p><text:span text:style-name="T2"/></text:p>
            <text:p><text:span text:style-name="T2">- Union by rank with path compression:</text:span></text:p>
            <text:p><text:span text:style-name="T2"><text:tab/></text:span><text:span text:style-name="T2">- Union done the same was a union-by-height.</text:span></text:p>
            <text:p><text:span text:style-name="T2"><text:tab/></text:span><text:span text:style-name="T2">- Do “path compression” on find operations.</text:span></text:p>
          </draw:text-box>
        </draw:frame>
      </draw:page>
      <draw:page draw:name="page8" draw:style-name="dp1" draw:master-page-name="Default">
        <draw:frame draw:style-name="gr10" draw:text-style-name="P3" draw:layer="layout" svg:width="16.631cm" svg:height="2.384cm" svg:x="2.066cm" svg:y="1.66cm">
          <draw:text-box>
            <text:p><text:span text:style-name="T2">Example Union By Size – what is the result of Union(3,5):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3.935cm" svg:y="3.435cm">
          <text:p text:style-name="P1"><text:span text:style-name="T1">3</text:span></text:p>
        </draw:circle>
        <draw:circle draw:style-name="gr2" draw:text-style-name="P2" draw:layer="layout" svg:width="0.508cm" svg:height="0.508cm" svg:x="7.135cm" svg:y="3.435cm">
          <text:p text:style-name="P1"><text:span text:style-name="T1">5</text:span></text:p>
        </draw:circle>
        <draw:circle draw:style-name="gr2" draw:text-style-name="P2" draw:layer="layout" svg:width="0.508cm" svg:height="0.508cm" svg:x="9.535cm" svg:y="3.435cm">
          <text:p text:style-name="P1"><text:span text:style-name="T1">9</text:span></text:p>
        </draw:circle>
        <draw:line draw:style-name="gr11" draw:text-style-name="P1" draw:layer="layout" svg:x1="3.805cm" svg:y1="5.675cm" svg:x2="3.805cm" svg:y2="5.04cm">
          <text:p/>
        </draw:line>
        <draw:line draw:style-name="gr11" draw:text-style-name="P1" draw:layer="layout" svg:x1="4.505cm" svg:y1="4.576cm" svg:x2="4.252cm" svg:y2="3.93cm">
          <text:p/>
        </draw:line>
        <draw:line draw:style-name="gr11" draw:text-style-name="P1" draw:layer="layout" svg:x1="6.129cm" svg:y1="4.672cm" svg:x2="7.167cm" svg:y2="3.867cm">
          <text:p/>
        </draw:line>
        <draw:circle draw:style-name="gr2" draw:text-style-name="P2" draw:layer="layout" svg:width="0.508cm" svg:height="0.508cm" svg:x="3.535cm" svg:y="5.635cm">
          <text:p text:style-name="P1"><text:span text:style-name="T1">0</text:span></text:p>
        </draw:circle>
        <draw:circle draw:style-name="gr2" draw:text-style-name="P2" draw:layer="layout" svg:width="0.508cm" svg:height="0.508cm" svg:x="4.335cm" svg:y="4.535cm">
          <text:p text:style-name="P1"><text:span text:style-name="T1">2</text:span></text:p>
        </draw:circle>
        <draw:line draw:style-name="gr11" draw:text-style-name="P1" draw:layer="layout" svg:x1="3.807cm" svg:y1="4.545cm" svg:x2="4.053cm" svg:y2="3.93cm">
          <text:p/>
        </draw:line>
        <draw:circle draw:style-name="gr2" draw:text-style-name="P2" draw:layer="layout" svg:width="0.508cm" svg:height="0.508cm" svg:x="3.535cm" svg:y="4.535cm">
          <text:p text:style-name="P1"><text:span text:style-name="T1">1</text:span></text:p>
        </draw:circle>
        <draw:line draw:style-name="gr11" draw:text-style-name="P1" draw:layer="layout" svg:x1="7.04cm" svg:y1="4.714cm" svg:x2="7.273cm" svg:y2="3.93cm">
          <text:p/>
        </draw:line>
        <draw:line draw:style-name="gr11" draw:text-style-name="P1" draw:layer="layout" svg:x1="7.824cm" svg:y1="4.672cm" svg:x2="7.463cm" svg:y2="3.951cm">
          <text:p/>
        </draw:line>
        <draw:line draw:style-name="gr11" draw:text-style-name="P1" draw:layer="layout" svg:x1="8.671cm" svg:y1="4.672cm" svg:x2="7.568cm" svg:y2="3.87cm">
          <text:p/>
        </draw:line>
        <draw:circle draw:style-name="gr2" draw:text-style-name="P2" draw:layer="layout" svg:width="0.508cm" svg:height="0.508cm" svg:x="6.735cm" svg:y="4.535cm">
          <text:p text:style-name="P1"><text:span text:style-name="T1">6</text:span></text:p>
        </draw:circle>
        <draw:circle draw:style-name="gr2" draw:text-style-name="P2" draw:layer="layout" svg:width="0.508cm" svg:height="0.508cm" svg:x="7.635cm" svg:y="4.535cm">
          <text:p text:style-name="P1"><text:span text:style-name="T1">7</text:span></text:p>
        </draw:circle>
        <draw:circle draw:style-name="gr2" draw:text-style-name="P2" draw:layer="layout" svg:width="0.508cm" svg:height="0.508cm" svg:x="8.535cm" svg:y="4.535cm">
          <text:p text:style-name="P1"><text:span text:style-name="T1">8</text:span></text:p>
        </draw:circle>
        <draw:circle draw:style-name="gr2" draw:text-style-name="P2" draw:layer="layout" svg:width="0.508cm" svg:height="0.508cm" svg:x="5.835cm" svg:y="4.535cm">
          <text:p text:style-name="P1"><text:span text:style-name="T1">4</text:span></text:p>
        </draw:circle>
      </draw:page>
      <draw:page draw:name="page9" draw:style-name="dp1" draw:master-page-name="Default">
        <draw:frame draw:style-name="gr10" draw:text-style-name="P3" draw:layer="layout" svg:width="16.631cm" svg:height="2.384cm" svg:x="2.066cm" svg:y="1.66cm">
          <draw:text-box>
            <text:p><text:span text:style-name="T2">Example Union By Size – what is the result of Union(3,5):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7.135cm" svg:y="3.435cm">
          <text:p text:style-name="P1"><text:span text:style-name="T1">5</text:span></text:p>
        </draw:circle>
        <draw:circle draw:style-name="gr2" draw:text-style-name="P2" draw:layer="layout" svg:width="0.508cm" svg:height="0.508cm" svg:x="9.535cm" svg:y="3.435cm">
          <text:p text:style-name="P1"><text:span text:style-name="T1">9</text:span></text:p>
        </draw:circle>
        <draw:line draw:style-name="gr11" draw:text-style-name="P1" draw:layer="layout" svg:x1="4.705cm" svg:y1="6.775cm" svg:x2="4.705cm" svg:y2="6.14cm">
          <text:p/>
        </draw:line>
        <draw:line draw:style-name="gr11" draw:text-style-name="P1" draw:layer="layout" svg:x1="5.405cm" svg:y1="5.676cm" svg:x2="5.152cm" svg:y2="5.03cm">
          <text:p/>
        </draw:line>
        <draw:line draw:style-name="gr11" draw:text-style-name="P1" draw:layer="layout" svg:x1="6.129cm" svg:y1="4.672cm" svg:x2="7.167cm" svg:y2="3.867cm">
          <text:p/>
        </draw:line>
        <draw:circle draw:style-name="gr2" draw:text-style-name="P2" draw:layer="layout" svg:width="0.508cm" svg:height="0.508cm" svg:x="4.435cm" svg:y="6.735cm">
          <text:p text:style-name="P1"><text:span text:style-name="T1">0</text:span></text:p>
        </draw:circle>
        <draw:circle draw:style-name="gr2" draw:text-style-name="P2" draw:layer="layout" svg:width="0.508cm" svg:height="0.508cm" svg:x="5.235cm" svg:y="5.635cm">
          <text:p text:style-name="P1"><text:span text:style-name="T1">2</text:span></text:p>
        </draw:circle>
        <draw:line draw:style-name="gr11" draw:text-style-name="P1" draw:layer="layout" svg:x1="4.707cm" svg:y1="5.645cm" svg:x2="4.953cm" svg:y2="5.03cm">
          <text:p/>
        </draw:line>
        <draw:circle draw:style-name="gr2" draw:text-style-name="P2" draw:layer="layout" svg:width="0.508cm" svg:height="0.508cm" svg:x="4.435cm" svg:y="5.635cm">
          <text:p text:style-name="P1"><text:span text:style-name="T1">1</text:span></text:p>
        </draw:circle>
        <draw:line draw:style-name="gr11" draw:text-style-name="P1" draw:layer="layout" svg:x1="7.04cm" svg:y1="4.714cm" svg:x2="7.273cm" svg:y2="3.93cm">
          <text:p/>
        </draw:line>
        <draw:line draw:style-name="gr11" draw:text-style-name="P1" draw:layer="layout" svg:x1="7.824cm" svg:y1="4.672cm" svg:x2="7.463cm" svg:y2="3.951cm">
          <text:p/>
        </draw:line>
        <draw:line draw:style-name="gr11" draw:text-style-name="P1" draw:layer="layout" svg:x1="8.671cm" svg:y1="4.672cm" svg:x2="7.568cm" svg:y2="3.87cm">
          <text:p/>
        </draw:line>
        <draw:circle draw:style-name="gr2" draw:text-style-name="P2" draw:layer="layout" svg:width="0.508cm" svg:height="0.508cm" svg:x="6.735cm" svg:y="4.535cm">
          <text:p text:style-name="P1"><text:span text:style-name="T1">6</text:span></text:p>
        </draw:circle>
        <draw:circle draw:style-name="gr2" draw:text-style-name="P2" draw:layer="layout" svg:width="0.508cm" svg:height="0.508cm" svg:x="7.635cm" svg:y="4.535cm">
          <text:p text:style-name="P1"><text:span text:style-name="T1">7</text:span></text:p>
        </draw:circle>
        <draw:circle draw:style-name="gr2" draw:text-style-name="P2" draw:layer="layout" svg:width="0.508cm" svg:height="0.508cm" svg:x="8.535cm" svg:y="4.535cm">
          <text:p text:style-name="P1"><text:span text:style-name="T1">8</text:span></text:p>
        </draw:circle>
        <draw:circle draw:style-name="gr2" draw:text-style-name="P2" draw:layer="layout" svg:width="0.508cm" svg:height="0.508cm" svg:x="5.835cm" svg:y="4.535cm">
          <text:p text:style-name="P1"><text:span text:style-name="T1">4</text:span></text:p>
        </draw:circle>
        <draw:line draw:style-name="gr11" draw:text-style-name="P1" draw:layer="layout" svg:x1="5.08cm" svg:y1="4.676cm" svg:x2="7.1cm" svg:y2="3.753cm">
          <text:p/>
        </draw:line>
        <draw:circle draw:style-name="gr2" draw:text-style-name="P2" draw:layer="layout" svg:width="0.508cm" svg:height="0.508cm" svg:x="4.835cm" svg:y="4.535cm">
          <text:p text:style-name="P1"><text:span text:style-name="T1">3</text:span></text:p>
        </draw:circle>
        <draw:frame draw:style-name="gr12" draw:text-style-name="P3" draw:layer="layout" svg:width="11.551cm" svg:height="2.384cm" svg:x="2.971cm" svg:y="8.029cm">
          <draw:text-box>
            <text:p><text:span text:style-name="T2">You can keep track of sizes in a vector.</text:span></text:p>
            <text:p><text:span text:style-name="T2"/></text:p>
            <text:p><text:span text:style-name="T2"/></text:p>
          </draw:text-box>
        </draw:frame>
      </draw:page>
      <draw:page draw:name="page10" draw:style-name="dp1" draw:master-page-name="Default">
        <draw:frame draw:style-name="gr13" draw:text-style-name="P3" draw:layer="layout" svg:width="17.232cm" svg:height="2.384cm" svg:x="2.066cm" svg:y="1.66cm">
          <draw:text-box>
            <text:p><text:span text:style-name="T2">Example Union By Height – what is the result of Union(3,5):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3.935cm" svg:y="3.435cm">
          <text:p text:style-name="P1"><text:span text:style-name="T1">3</text:span></text:p>
        </draw:circle>
        <draw:circle draw:style-name="gr2" draw:text-style-name="P2" draw:layer="layout" svg:width="0.508cm" svg:height="0.508cm" svg:x="7.135cm" svg:y="3.435cm">
          <text:p text:style-name="P1"><text:span text:style-name="T1">5</text:span></text:p>
        </draw:circle>
        <draw:circle draw:style-name="gr2" draw:text-style-name="P2" draw:layer="layout" svg:width="0.508cm" svg:height="0.508cm" svg:x="9.535cm" svg:y="3.435cm">
          <text:p text:style-name="P1"><text:span text:style-name="T1">9</text:span></text:p>
        </draw:circle>
        <draw:line draw:style-name="gr11" draw:text-style-name="P1" draw:layer="layout" svg:x1="3.805cm" svg:y1="5.675cm" svg:x2="3.805cm" svg:y2="5.04cm">
          <text:p/>
        </draw:line>
        <draw:line draw:style-name="gr11" draw:text-style-name="P1" draw:layer="layout" svg:x1="4.505cm" svg:y1="4.576cm" svg:x2="4.252cm" svg:y2="3.93cm">
          <text:p/>
        </draw:line>
        <draw:line draw:style-name="gr11" draw:text-style-name="P1" draw:layer="layout" svg:x1="6.129cm" svg:y1="4.672cm" svg:x2="7.167cm" svg:y2="3.867cm">
          <text:p/>
        </draw:line>
        <draw:circle draw:style-name="gr2" draw:text-style-name="P2" draw:layer="layout" svg:width="0.508cm" svg:height="0.508cm" svg:x="3.535cm" svg:y="5.635cm">
          <text:p text:style-name="P1"><text:span text:style-name="T1">0</text:span></text:p>
        </draw:circle>
        <draw:circle draw:style-name="gr2" draw:text-style-name="P2" draw:layer="layout" svg:width="0.508cm" svg:height="0.508cm" svg:x="4.335cm" svg:y="4.535cm">
          <text:p text:style-name="P1"><text:span text:style-name="T1">2</text:span></text:p>
        </draw:circle>
        <draw:line draw:style-name="gr11" draw:text-style-name="P1" draw:layer="layout" svg:x1="3.807cm" svg:y1="4.545cm" svg:x2="4.053cm" svg:y2="3.93cm">
          <text:p/>
        </draw:line>
        <draw:circle draw:style-name="gr2" draw:text-style-name="P2" draw:layer="layout" svg:width="0.508cm" svg:height="0.508cm" svg:x="3.535cm" svg:y="4.535cm">
          <text:p text:style-name="P1"><text:span text:style-name="T1">1</text:span></text:p>
        </draw:circle>
        <draw:line draw:style-name="gr11" draw:text-style-name="P1" draw:layer="layout" svg:x1="7.04cm" svg:y1="4.714cm" svg:x2="7.273cm" svg:y2="3.93cm">
          <text:p/>
        </draw:line>
        <draw:line draw:style-name="gr11" draw:text-style-name="P1" draw:layer="layout" svg:x1="7.824cm" svg:y1="4.672cm" svg:x2="7.463cm" svg:y2="3.951cm">
          <text:p/>
        </draw:line>
        <draw:line draw:style-name="gr11" draw:text-style-name="P1" draw:layer="layout" svg:x1="8.671cm" svg:y1="4.672cm" svg:x2="7.568cm" svg:y2="3.87cm">
          <text:p/>
        </draw:line>
        <draw:circle draw:style-name="gr2" draw:text-style-name="P2" draw:layer="layout" svg:width="0.508cm" svg:height="0.508cm" svg:x="6.735cm" svg:y="4.535cm">
          <text:p text:style-name="P1"><text:span text:style-name="T1">6</text:span></text:p>
        </draw:circle>
        <draw:circle draw:style-name="gr2" draw:text-style-name="P2" draw:layer="layout" svg:width="0.508cm" svg:height="0.508cm" svg:x="7.635cm" svg:y="4.535cm">
          <text:p text:style-name="P1"><text:span text:style-name="T1">7</text:span></text:p>
        </draw:circle>
        <draw:circle draw:style-name="gr2" draw:text-style-name="P2" draw:layer="layout" svg:width="0.508cm" svg:height="0.508cm" svg:x="8.535cm" svg:y="4.535cm">
          <text:p text:style-name="P1"><text:span text:style-name="T1">8</text:span></text:p>
        </draw:circle>
        <draw:circle draw:style-name="gr2" draw:text-style-name="P2" draw:layer="layout" svg:width="0.508cm" svg:height="0.508cm" svg:x="5.835cm" svg:y="4.535cm">
          <text:p text:style-name="P1"><text:span text:style-name="T1">4</text:span></text:p>
        </draw:circle>
      </draw:page>
      <draw:page draw:name="page11" draw:style-name="dp1" draw:master-page-name="Default">
        <draw:frame draw:style-name="gr13" draw:text-style-name="P3" draw:layer="layout" svg:width="17.232cm" svg:height="2.384cm" svg:x="2.066cm" svg:y="1.66cm">
          <draw:text-box>
            <text:p><text:span text:style-name="T2">Example Union By Height – what is the result of Union(3,5):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3.935cm" svg:y="3.435cm">
          <text:p text:style-name="P1"><text:span text:style-name="T1">3</text:span></text:p>
        </draw:circle>
        <draw:circle draw:style-name="gr2" draw:text-style-name="P2" draw:layer="layout" svg:width="0.508cm" svg:height="0.508cm" svg:x="9.535cm" svg:y="3.435cm">
          <text:p text:style-name="P1"><text:span text:style-name="T1">9</text:span></text:p>
        </draw:circle>
        <draw:line draw:style-name="gr11" draw:text-style-name="P1" draw:layer="layout" svg:x1="3.805cm" svg:y1="5.675cm" svg:x2="3.805cm" svg:y2="5.04cm">
          <text:p/>
        </draw:line>
        <draw:line draw:style-name="gr11" draw:text-style-name="P1" draw:layer="layout" svg:x1="4.505cm" svg:y1="4.576cm" svg:x2="4.252cm" svg:y2="3.93cm">
          <text:p/>
        </draw:line>
        <draw:line draw:style-name="gr11" draw:text-style-name="P1" draw:layer="layout" svg:x1="4.729cm" svg:y1="5.772cm" svg:x2="5.767cm" svg:y2="4.967cm">
          <text:p/>
        </draw:line>
        <draw:circle draw:style-name="gr2" draw:text-style-name="P2" draw:layer="layout" svg:width="0.508cm" svg:height="0.508cm" svg:x="3.535cm" svg:y="5.635cm">
          <text:p text:style-name="P1"><text:span text:style-name="T1">0</text:span></text:p>
        </draw:circle>
        <draw:circle draw:style-name="gr2" draw:text-style-name="P2" draw:layer="layout" svg:width="0.508cm" svg:height="0.508cm" svg:x="4.335cm" svg:y="4.535cm">
          <text:p text:style-name="P1"><text:span text:style-name="T1">2</text:span></text:p>
        </draw:circle>
        <draw:line draw:style-name="gr11" draw:text-style-name="P1" draw:layer="layout" svg:x1="3.807cm" svg:y1="4.545cm" svg:x2="4.053cm" svg:y2="3.93cm">
          <text:p/>
        </draw:line>
        <draw:circle draw:style-name="gr2" draw:text-style-name="P2" draw:layer="layout" svg:width="0.508cm" svg:height="0.508cm" svg:x="3.535cm" svg:y="4.535cm">
          <text:p text:style-name="P1"><text:span text:style-name="T1">1</text:span></text:p>
        </draw:circle>
        <draw:line draw:style-name="gr11" draw:text-style-name="P1" draw:layer="layout" svg:x1="5.64cm" svg:y1="5.814cm" svg:x2="5.873cm" svg:y2="5.03cm">
          <text:p/>
        </draw:line>
        <draw:line draw:style-name="gr11" draw:text-style-name="P1" draw:layer="layout" svg:x1="6.424cm" svg:y1="5.772cm" svg:x2="6.063cm" svg:y2="5.051cm">
          <text:p/>
        </draw:line>
        <draw:line draw:style-name="gr11" draw:text-style-name="P1" draw:layer="layout" svg:x1="7.271cm" svg:y1="5.772cm" svg:x2="6.168cm" svg:y2="4.97cm">
          <text:p/>
        </draw:line>
        <draw:circle draw:style-name="gr2" draw:text-style-name="P2" draw:layer="layout" svg:width="0.508cm" svg:height="0.508cm" svg:x="5.335cm" svg:y="5.635cm">
          <text:p text:style-name="P1"><text:span text:style-name="T1">6</text:span></text:p>
        </draw:circle>
        <draw:circle draw:style-name="gr2" draw:text-style-name="P2" draw:layer="layout" svg:width="0.508cm" svg:height="0.508cm" svg:x="6.235cm" svg:y="5.635cm">
          <text:p text:style-name="P1"><text:span text:style-name="T1">7</text:span></text:p>
        </draw:circle>
        <draw:circle draw:style-name="gr2" draw:text-style-name="P2" draw:layer="layout" svg:width="0.508cm" svg:height="0.508cm" svg:x="7.135cm" svg:y="5.635cm">
          <text:p text:style-name="P1"><text:span text:style-name="T1">8</text:span></text:p>
        </draw:circle>
        <draw:circle draw:style-name="gr2" draw:text-style-name="P2" draw:layer="layout" svg:width="0.508cm" svg:height="0.508cm" svg:x="4.435cm" svg:y="5.635cm">
          <text:p text:style-name="P1"><text:span text:style-name="T1">4</text:span></text:p>
        </draw:circle>
        <draw:line draw:style-name="gr11" draw:text-style-name="P1" draw:layer="layout" svg:x1="5.927cm" svg:y1="4.734cm" svg:x2="4.503cm" svg:y2="3.83cm">
          <text:p/>
        </draw:line>
        <draw:circle draw:style-name="gr2" draw:text-style-name="P2" draw:layer="layout" svg:width="0.508cm" svg:height="0.508cm" svg:x="5.735cm" svg:y="4.535cm">
          <text:p text:style-name="P1"><text:span text:style-name="T1">5</text:span></text:p>
        </draw:circle>
        <draw:frame draw:style-name="gr14" draw:text-style-name="P3" draw:layer="layout" svg:width="13.057cm" svg:height="3.095cm" svg:x="2.972cm" svg:y="8.029cm">
          <draw:text-box>
            <text:p><text:span text:style-name="T2">You can keep track of heights in a vector.</text:span></text:p>
            <text:p><text:span text:style-name="T2"/></text:p>
            <text:p><text:span text:style-name="T2"/></text:p>
          </draw:text-box>
        </draw:frame>
      </draw:page>
      <draw:page draw:name="page12" draw:style-name="dp1" draw:master-page-name="Default">
        <draw:frame draw:style-name="gr15" draw:text-style-name="P3" draw:layer="layout" svg:width="17.478cm" svg:height="3.095cm" svg:x="1.142cm" svg:y="1.294cm">
          <draw:text-box>
            <text:p><text:span text:style-name="T2">Path compression on find() - at the end, set every link on the</text:span></text:p>
            <text:p><text:span text:style-name="T2">path from the element to the root, to the root.</text:span></text:p>
            <text:p><text:span text:style-name="T2"/></text:p>
            <text:p><text:span text:style-name="T2"/></text:p>
          </draw:text-box>
        </draw:frame>
        <draw:frame draw:style-name="gr12" draw:text-style-name="P3" draw:layer="layout" svg:width="11.345cm" svg:height="2.384cm" svg:x="8.733cm" svg:y="3.975cm">
          <draw:text-box>
            <text:p><text:span text:style-name="T2">What does this look like after Find(0)?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4.235cm" svg:y="3.535cm">
          <text:p text:style-name="P1"><text:span text:style-name="T1">5</text:span></text:p>
        </draw:circle>
        <draw:circle draw:style-name="gr2" draw:text-style-name="P2" draw:layer="layout" svg:width="0.508cm" svg:height="0.508cm" svg:x="6.635cm" svg:y="3.535cm">
          <text:p text:style-name="P1"><text:span text:style-name="T1">9</text:span></text:p>
        </draw:circle>
        <draw:line draw:style-name="gr11" draw:text-style-name="P1" draw:layer="layout" svg:x1="1.905cm" svg:y1="6.875cm" svg:x2="1.905cm" svg:y2="6.24cm">
          <text:p/>
        </draw:line>
        <draw:line draw:style-name="gr11" draw:text-style-name="P1" draw:layer="layout" svg:x1="2.605cm" svg:y1="5.776cm" svg:x2="2.352cm" svg:y2="5.13cm">
          <text:p/>
        </draw:line>
        <draw:line draw:style-name="gr11" draw:text-style-name="P1" draw:layer="layout" svg:x1="3.229cm" svg:y1="4.772cm" svg:x2="4.267cm" svg:y2="3.967cm">
          <text:p/>
        </draw:line>
        <draw:circle draw:style-name="gr2" draw:text-style-name="P2" draw:layer="layout" svg:width="0.508cm" svg:height="0.508cm" svg:x="1.635cm" svg:y="6.835cm">
          <text:p text:style-name="P1"><text:span text:style-name="T1">0</text:span></text:p>
        </draw:circle>
        <draw:circle draw:style-name="gr2" draw:text-style-name="P2" draw:layer="layout" svg:width="0.508cm" svg:height="0.508cm" svg:x="2.435cm" svg:y="5.735cm">
          <text:p text:style-name="P1"><text:span text:style-name="T1">2</text:span></text:p>
        </draw:circle>
        <draw:line draw:style-name="gr11" draw:text-style-name="P1" draw:layer="layout" svg:x1="1.907cm" svg:y1="5.745cm" svg:x2="2.153cm" svg:y2="5.13cm">
          <text:p/>
        </draw:line>
        <draw:circle draw:style-name="gr2" draw:text-style-name="P2" draw:layer="layout" svg:width="0.508cm" svg:height="0.508cm" svg:x="1.635cm" svg:y="5.735cm">
          <text:p text:style-name="P1"><text:span text:style-name="T1">1</text:span></text:p>
        </draw:circle>
        <draw:line draw:style-name="gr11" draw:text-style-name="P1" draw:layer="layout" svg:x1="4.14cm" svg:y1="4.814cm" svg:x2="4.373cm" svg:y2="4.03cm">
          <text:p/>
        </draw:line>
        <draw:line draw:style-name="gr11" draw:text-style-name="P1" draw:layer="layout" svg:x1="4.924cm" svg:y1="4.772cm" svg:x2="4.563cm" svg:y2="4.051cm">
          <text:p/>
        </draw:line>
        <draw:line draw:style-name="gr11" draw:text-style-name="P1" draw:layer="layout" svg:x1="5.771cm" svg:y1="4.772cm" svg:x2="4.668cm" svg:y2="3.97cm">
          <text:p/>
        </draw:line>
        <draw:circle draw:style-name="gr2" draw:text-style-name="P2" draw:layer="layout" svg:width="0.508cm" svg:height="0.508cm" svg:x="3.835cm" svg:y="4.635cm">
          <text:p text:style-name="P1"><text:span text:style-name="T1">6</text:span></text:p>
        </draw:circle>
        <draw:circle draw:style-name="gr2" draw:text-style-name="P2" draw:layer="layout" svg:width="0.508cm" svg:height="0.508cm" svg:x="4.735cm" svg:y="4.635cm">
          <text:p text:style-name="P1"><text:span text:style-name="T1">7</text:span></text:p>
        </draw:circle>
        <draw:circle draw:style-name="gr2" draw:text-style-name="P2" draw:layer="layout" svg:width="0.508cm" svg:height="0.508cm" svg:x="5.635cm" svg:y="4.635cm">
          <text:p text:style-name="P1"><text:span text:style-name="T1">8</text:span></text:p>
        </draw:circle>
        <draw:circle draw:style-name="gr2" draw:text-style-name="P2" draw:layer="layout" svg:width="0.508cm" svg:height="0.508cm" svg:x="2.935cm" svg:y="4.635cm">
          <text:p text:style-name="P1"><text:span text:style-name="T1">4</text:span></text:p>
        </draw:circle>
        <draw:line draw:style-name="gr11" draw:text-style-name="P1" draw:layer="layout" svg:x1="2.339cm" svg:y1="4.813cm" svg:x2="4.182cm" svg:y2="3.86cm">
          <text:p/>
        </draw:line>
        <draw:circle draw:style-name="gr2" draw:text-style-name="P2" draw:layer="layout" svg:width="0.508cm" svg:height="0.508cm" svg:x="2.035cm" svg:y="4.635cm">
          <text:p text:style-name="P1"><text:span text:style-name="T1">3</text:span></text:p>
        </draw:circle>
      </draw:page>
      <draw:page draw:name="page13" draw:style-name="dp1" draw:master-page-name="Default">
        <draw:frame draw:style-name="gr15" draw:text-style-name="P3" draw:layer="layout" svg:width="17.478cm" svg:height="3.095cm" svg:x="1.142cm" svg:y="1.294cm">
          <draw:text-box>
            <text:p><text:span text:style-name="T2">Path compression on find() - at the end, set every link on the</text:span></text:p>
            <text:p><text:span text:style-name="T2">path from the element to the root, to the root.</text:span></text:p>
            <text:p><text:span text:style-name="T2"/></text:p>
            <text:p><text:span text:style-name="T2"/></text:p>
          </draw:text-box>
        </draw:frame>
        <draw:frame draw:style-name="gr12" draw:text-style-name="P3" draw:layer="layout" svg:width="11.345cm" svg:height="2.384cm" svg:x="8.733cm" svg:y="3.975cm">
          <draw:text-box>
            <text:p><text:span text:style-name="T2">What does this look like after Find(0)?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4.235cm" svg:y="3.535cm">
          <text:p text:style-name="P1"><text:span text:style-name="T1">5</text:span></text:p>
        </draw:circle>
        <draw:circle draw:style-name="gr2" draw:text-style-name="P2" draw:layer="layout" svg:width="0.508cm" svg:height="0.508cm" svg:x="6.635cm" svg:y="3.535cm">
          <text:p text:style-name="P1"><text:span text:style-name="T1">9</text:span></text:p>
        </draw:circle>
        <draw:line draw:style-name="gr11" draw:text-style-name="P1" draw:layer="layout" svg:x1="2.605cm" svg:y1="5.776cm" svg:x2="2.352cm" svg:y2="5.13cm">
          <text:p/>
        </draw:line>
        <draw:line draw:style-name="gr11" draw:text-style-name="P1" draw:layer="layout" svg:x1="3.229cm" svg:y1="4.772cm" svg:x2="4.267cm" svg:y2="3.967cm">
          <text:p/>
        </draw:line>
        <draw:circle draw:style-name="gr2" draw:text-style-name="P2" draw:layer="layout" svg:width="0.508cm" svg:height="0.508cm" svg:x="2.435cm" svg:y="5.735cm">
          <text:p text:style-name="P1"><text:span text:style-name="T1">2</text:span></text:p>
        </draw:circle>
        <draw:line draw:style-name="gr11" draw:text-style-name="P1" draw:layer="layout" svg:x1="4.14cm" svg:y1="4.814cm" svg:x2="4.373cm" svg:y2="4.03cm">
          <text:p/>
        </draw:line>
        <draw:line draw:style-name="gr11" draw:text-style-name="P1" draw:layer="layout" svg:x1="4.924cm" svg:y1="4.772cm" svg:x2="4.563cm" svg:y2="4.051cm">
          <text:p/>
        </draw:line>
        <draw:line draw:style-name="gr11" draw:text-style-name="P1" draw:layer="layout" svg:x1="5.771cm" svg:y1="4.772cm" svg:x2="4.668cm" svg:y2="3.97cm">
          <text:p/>
        </draw:line>
        <draw:line draw:style-name="gr11" draw:text-style-name="P1" draw:layer="layout" svg:x1="2.339cm" svg:y1="4.813cm" svg:x2="4.182cm" svg:y2="3.86cm">
          <text:p/>
        </draw:line>
        <draw:line draw:style-name="gr11" draw:text-style-name="P1" draw:layer="layout" svg:x1="6.638cm" svg:y1="4.734cm" svg:x2="4.753cm" svg:y2="3.848cm">
          <text:p/>
        </draw:line>
        <draw:line draw:style-name="gr11" draw:text-style-name="P1" draw:layer="layout" svg:x1="1.481cm" svg:y1="4.83cm" svg:x2="4.214cm" svg:y2="3.714cm">
          <text:p/>
        </draw:line>
        <draw:circle draw:style-name="gr2" draw:text-style-name="P2" draw:layer="layout" svg:width="0.508cm" svg:height="0.508cm" svg:x="6.542cm" svg:y="4.622cm">
          <text:p text:style-name="P1"><text:span text:style-name="T1">0</text:span></text:p>
        </draw:circle>
        <draw:circle draw:style-name="gr2" draw:text-style-name="P2" draw:layer="layout" svg:width="0.508cm" svg:height="0.508cm" svg:x="1.235cm" svg:y="4.635cm">
          <text:p text:style-name="P1"><text:span text:style-name="T1">1</text:span></text:p>
        </draw:circle>
        <draw:circle draw:style-name="gr2" draw:text-style-name="P2" draw:layer="layout" svg:width="0.508cm" svg:height="0.508cm" svg:x="3.835cm" svg:y="4.635cm">
          <text:p text:style-name="P1"><text:span text:style-name="T1">6</text:span></text:p>
        </draw:circle>
        <draw:circle draw:style-name="gr2" draw:text-style-name="P2" draw:layer="layout" svg:width="0.508cm" svg:height="0.508cm" svg:x="4.735cm" svg:y="4.635cm">
          <text:p text:style-name="P1"><text:span text:style-name="T1">7</text:span></text:p>
        </draw:circle>
        <draw:circle draw:style-name="gr2" draw:text-style-name="P2" draw:layer="layout" svg:width="0.508cm" svg:height="0.508cm" svg:x="5.635cm" svg:y="4.635cm">
          <text:p text:style-name="P1"><text:span text:style-name="T1">8</text:span></text:p>
        </draw:circle>
        <draw:circle draw:style-name="gr2" draw:text-style-name="P2" draw:layer="layout" svg:width="0.508cm" svg:height="0.508cm" svg:x="2.935cm" svg:y="4.635cm">
          <text:p text:style-name="P1"><text:span text:style-name="T1">4</text:span></text:p>
        </draw:circle>
        <draw:circle draw:style-name="gr2" draw:text-style-name="P2" draw:layer="layout" svg:width="0.508cm" svg:height="0.508cm" svg:x="2.035cm" svg:y="4.635cm">
          <text:p text:style-name="P1"><text:span text:style-name="T1">3</text:span></text:p>
        </draw:circle>
      </draw:page>
      <draw:page draw:name="page14" draw:style-name="dp1" draw:master-page-name="Default">
        <draw:frame draw:style-name="gr16" draw:text-style-name="P3" draw:layer="layout" svg:width="5.654cm" svg:height="2.384cm" svg:x="1.142cm" svg:y="1.294cm">
          <draw:text-box>
            <text:p><text:span text:style-name="T2">(Discuss Heights).</text:span></text:p>
            <text:p><text:span text:style-name="T2"/></text:p>
            <text:p><text:span text:style-name="T2"/></text:p>
          </draw:text-box>
        </draw:frame>
        <draw:circle draw:style-name="gr2" draw:text-style-name="P2" draw:layer="layout" svg:width="0.508cm" svg:height="0.508cm" svg:x="4.535cm" svg:y="3.636cm">
          <text:p text:style-name="P1"><text:span text:style-name="T1">5</text:span></text:p>
        </draw:circle>
        <draw:circle draw:style-name="gr2" draw:text-style-name="P2" draw:layer="layout" svg:width="0.508cm" svg:height="0.508cm" svg:x="6.935cm" svg:y="3.636cm">
          <text:p text:style-name="P1"><text:span text:style-name="T1">9</text:span></text:p>
        </draw:circle>
        <draw:line draw:style-name="gr11" draw:text-style-name="P1" draw:layer="layout" svg:x1="2.205cm" svg:y1="6.976cm" svg:x2="2.205cm" svg:y2="6.341cm">
          <text:p/>
        </draw:line>
        <draw:line draw:style-name="gr11" draw:text-style-name="P1" draw:layer="layout" svg:x1="2.905cm" svg:y1="5.877cm" svg:x2="2.652cm" svg:y2="5.231cm">
          <text:p/>
        </draw:line>
        <draw:line draw:style-name="gr11" draw:text-style-name="P1" draw:layer="layout" svg:x1="3.529cm" svg:y1="4.873cm" svg:x2="4.567cm" svg:y2="4.068cm">
          <text:p/>
        </draw:line>
        <draw:frame draw:style-name="gr17" draw:text-style-name="P5" draw:layer="layout" svg:width="0.68cm" svg:height="0.64cm" svg:x="4.125cm" svg:y="3.106cm">
          <draw:text-box>
            <text:p><text:span text:style-name="T1">4</text:span></text:p>
          </draw:text-box>
        </draw:frame>
        <draw:frame draw:style-name="gr17" draw:text-style-name="P5" draw:layer="layout" svg:width="0.68cm" svg:height="0.64cm" svg:x="6.625cm" svg:y="3.106cm">
          <draw:text-box>
            <text:p><text:span text:style-name="T1">1</text:span></text:p>
          </draw:text-box>
        </draw:frame>
        <draw:circle draw:style-name="gr2" draw:text-style-name="P2" draw:layer="layout" svg:width="0.508cm" svg:height="0.508cm" svg:x="1.935cm" svg:y="6.936cm">
          <text:p text:style-name="P1"><text:span text:style-name="T1">0</text:span></text:p>
        </draw:circle>
        <draw:circle draw:style-name="gr2" draw:text-style-name="P2" draw:layer="layout" svg:width="0.508cm" svg:height="0.508cm" svg:x="2.735cm" svg:y="5.836cm">
          <text:p text:style-name="P1"><text:span text:style-name="T1">2</text:span></text:p>
        </draw:circle>
        <draw:line draw:style-name="gr11" draw:text-style-name="P1" draw:layer="layout" svg:x1="2.207cm" svg:y1="5.846cm" svg:x2="2.453cm" svg:y2="5.231cm">
          <text:p/>
        </draw:line>
        <draw:circle draw:style-name="gr2" draw:text-style-name="P2" draw:layer="layout" svg:width="0.508cm" svg:height="0.508cm" svg:x="1.935cm" svg:y="5.836cm">
          <text:p text:style-name="P1"><text:span text:style-name="T1">1</text:span></text:p>
        </draw:circle>
        <draw:line draw:style-name="gr11" draw:text-style-name="P1" draw:layer="layout" svg:x1="4.44cm" svg:y1="4.915cm" svg:x2="4.673cm" svg:y2="4.131cm">
          <text:p/>
        </draw:line>
        <draw:line draw:style-name="gr11" draw:text-style-name="P1" draw:layer="layout" svg:x1="5.224cm" svg:y1="4.873cm" svg:x2="4.863cm" svg:y2="4.152cm">
          <text:p/>
        </draw:line>
        <draw:line draw:style-name="gr11" draw:text-style-name="P1" draw:layer="layout" svg:x1="6.071cm" svg:y1="4.873cm" svg:x2="4.968cm" svg:y2="4.071cm">
          <text:p/>
        </draw:line>
        <draw:circle draw:style-name="gr2" draw:text-style-name="P2" draw:layer="layout" svg:width="0.508cm" svg:height="0.508cm" svg:x="4.135cm" svg:y="4.736cm">
          <text:p text:style-name="P1"><text:span text:style-name="T1">6</text:span></text:p>
        </draw:circle>
        <draw:circle draw:style-name="gr2" draw:text-style-name="P2" draw:layer="layout" svg:width="0.508cm" svg:height="0.508cm" svg:x="5.035cm" svg:y="4.736cm">
          <text:p text:style-name="P1"><text:span text:style-name="T1">7</text:span></text:p>
        </draw:circle>
        <draw:circle draw:style-name="gr2" draw:text-style-name="P2" draw:layer="layout" svg:width="0.508cm" svg:height="0.508cm" svg:x="5.935cm" svg:y="4.736cm">
          <text:p text:style-name="P1"><text:span text:style-name="T1">8</text:span></text:p>
        </draw:circle>
        <draw:circle draw:style-name="gr2" draw:text-style-name="P2" draw:layer="layout" svg:width="0.508cm" svg:height="0.508cm" svg:x="3.235cm" svg:y="4.736cm">
          <text:p text:style-name="P1"><text:span text:style-name="T1">4</text:span></text:p>
        </draw:circle>
        <draw:line draw:style-name="gr11" draw:text-style-name="P1" draw:layer="layout" svg:x1="2.639cm" svg:y1="4.914cm" svg:x2="4.482cm" svg:y2="3.961cm">
          <text:p/>
        </draw:line>
        <draw:circle draw:style-name="gr2" draw:text-style-name="P2" draw:layer="layout" svg:width="0.508cm" svg:height="0.508cm" svg:x="2.335cm" svg:y="4.736cm">
          <text:p text:style-name="P1"><text:span text:style-name="T1">3</text:span></text:p>
        </draw:circle>
        <draw:circle draw:style-name="gr2" draw:text-style-name="P2" draw:layer="layout" svg:width="0.508cm" svg:height="0.508cm" svg:x="15.335cm" svg:y="3.535cm">
          <text:p text:style-name="P1"><text:span text:style-name="T1">5</text:span></text:p>
        </draw:circle>
        <draw:circle draw:style-name="gr2" draw:text-style-name="P2" draw:layer="layout" svg:width="0.508cm" svg:height="0.508cm" svg:x="17.735cm" svg:y="3.535cm">
          <text:p text:style-name="P1"><text:span text:style-name="T1">9</text:span></text:p>
        </draw:circle>
        <draw:line draw:style-name="gr11" draw:text-style-name="P1" draw:layer="layout" svg:x1="13.705cm" svg:y1="5.776cm" svg:x2="13.452cm" svg:y2="5.13cm">
          <text:p/>
        </draw:line>
        <draw:line draw:style-name="gr11" draw:text-style-name="P1" draw:layer="layout" svg:x1="14.329cm" svg:y1="4.772cm" svg:x2="15.367cm" svg:y2="3.967cm">
          <text:p/>
        </draw:line>
        <draw:circle draw:style-name="gr2" draw:text-style-name="P2" draw:layer="layout" svg:width="0.508cm" svg:height="0.508cm" svg:x="13.535cm" svg:y="5.735cm">
          <text:p text:style-name="P1"><text:span text:style-name="T1">2</text:span></text:p>
        </draw:circle>
        <draw:line draw:style-name="gr11" draw:text-style-name="P1" draw:layer="layout" svg:x1="15.24cm" svg:y1="4.814cm" svg:x2="15.473cm" svg:y2="4.03cm">
          <text:p/>
        </draw:line>
        <draw:line draw:style-name="gr11" draw:text-style-name="P1" draw:layer="layout" svg:x1="16.024cm" svg:y1="4.772cm" svg:x2="15.663cm" svg:y2="4.051cm">
          <text:p/>
        </draw:line>
        <draw:line draw:style-name="gr11" draw:text-style-name="P1" draw:layer="layout" svg:x1="16.871cm" svg:y1="4.772cm" svg:x2="15.768cm" svg:y2="3.97cm">
          <text:p/>
        </draw:line>
        <draw:line draw:style-name="gr11" draw:text-style-name="P1" draw:layer="layout" svg:x1="13.439cm" svg:y1="4.813cm" svg:x2="15.282cm" svg:y2="3.86cm">
          <text:p/>
        </draw:line>
        <draw:line draw:style-name="gr11" draw:text-style-name="P1" draw:layer="layout" svg:x1="17.738cm" svg:y1="4.734cm" svg:x2="15.853cm" svg:y2="3.848cm">
          <text:p/>
        </draw:line>
        <draw:line draw:style-name="gr11" draw:text-style-name="P1" draw:layer="layout" svg:x1="12.581cm" svg:y1="4.83cm" svg:x2="15.314cm" svg:y2="3.714cm">
          <text:p/>
        </draw:line>
        <draw:circle draw:style-name="gr2" draw:text-style-name="P2" draw:layer="layout" svg:width="0.508cm" svg:height="0.508cm" svg:x="17.642cm" svg:y="4.622cm">
          <text:p text:style-name="P1"><text:span text:style-name="T1">0</text:span></text:p>
        </draw:circle>
        <draw:circle draw:style-name="gr2" draw:text-style-name="P2" draw:layer="layout" svg:width="0.508cm" svg:height="0.508cm" svg:x="12.335cm" svg:y="4.635cm">
          <text:p text:style-name="P1"><text:span text:style-name="T1">1</text:span></text:p>
        </draw:circle>
        <draw:circle draw:style-name="gr2" draw:text-style-name="P2" draw:layer="layout" svg:width="0.508cm" svg:height="0.508cm" svg:x="14.935cm" svg:y="4.635cm">
          <text:p text:style-name="P1"><text:span text:style-name="T1">6</text:span></text:p>
        </draw:circle>
        <draw:circle draw:style-name="gr2" draw:text-style-name="P2" draw:layer="layout" svg:width="0.508cm" svg:height="0.508cm" svg:x="15.835cm" svg:y="4.635cm">
          <text:p text:style-name="P1"><text:span text:style-name="T1">7</text:span></text:p>
        </draw:circle>
        <draw:circle draw:style-name="gr2" draw:text-style-name="P2" draw:layer="layout" svg:width="0.508cm" svg:height="0.508cm" svg:x="16.735cm" svg:y="4.635cm">
          <text:p text:style-name="P1"><text:span text:style-name="T1">8</text:span></text:p>
        </draw:circle>
        <draw:circle draw:style-name="gr2" draw:text-style-name="P2" draw:layer="layout" svg:width="0.508cm" svg:height="0.508cm" svg:x="14.035cm" svg:y="4.635cm">
          <text:p text:style-name="P1"><text:span text:style-name="T1">4</text:span></text:p>
        </draw:circle>
        <draw:circle draw:style-name="gr2" draw:text-style-name="P2" draw:layer="layout" svg:width="0.508cm" svg:height="0.508cm" svg:x="13.135cm" svg:y="4.635cm">
          <text:p text:style-name="P1"><text:span text:style-name="T1">3</text:span></text:p>
        </draw:circle>
        <draw:frame draw:style-name="gr18" draw:layer="layout" svg:width="4.033cm" svg:height="0.962cm" svg:x="7.601cm" svg:y="4.483cm">
          <draw:text-box>
            <text:p>After Find(0)</text:p>
          </draw:text-box>
        </draw:frame>
        <draw:frame draw:style-name="gr17" draw:text-style-name="P5" draw:layer="layout" svg:width="0.68cm" svg:height="0.64cm" svg:x="15.525cm" svg:y="3.106cm">
          <draw:text-box>
            <text:p><text:span text:style-name="T1">4</text:span></text:p>
          </draw:text-box>
        </draw:frame>
        <draw:frame draw:style-name="gr17" draw:text-style-name="P5" draw:layer="layout" svg:width="0.68cm" svg:height="0.64cm" svg:x="18.025cm" svg:y="3.106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10-10-21T11:35:14</meta:creation-date>
    <dc:date>2020-09-23T16:07:41</dc:date>
    <meta:editing-duration>PT5H56M4S</meta:editing-duration>
    <meta:editing-cycles>14</meta:editing-cycles>
    <meta:generator>OpenOffice/4.1.5$Unix OpenOffice.org_project/415m1$Build-9789</meta:generator>
    <dc:creator>James Plank</dc:creator>
    <meta:document-statistic meta:object-count="224"/>
  </office:meta>
</office:document-meta>
</file>